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333333" fo:font-size="13pt" fo:font-weight="normal" officeooo:rsid="000f5297" officeooo:paragraph-rsid="000e97e9" style:font-size-asian="13pt" style:font-weight-asian="normal" style:font-size-complex="13pt" style:font-weight-complex="normal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color="#333333" fo:font-size="12pt" fo:font-weight="bold" officeooo:rsid="000f5297" officeooo:paragraph-rsid="000e97e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33333" fo:font-size="12pt" fo:font-weight="bold" officeooo:rsid="000f5297" officeooo:paragraph-rsid="000e97e9" style:font-size-asian="10.5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2.304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eus No Controle </text:span><text:tab/><text:span text:style-name="T1">Ministério Flordelis</text:span> [ 20 ]</text:p>
      <text:p text:style-name="P1">Deixa Deus curar você</text:p>
      <text:p text:style-name="P1">Ele entende o seu choro</text:p>
      <text:p text:style-name="P1">Te decifra em um olhar</text:p>
      <text:p text:style-name="P1">Ele sabe muito bem a origem de uma dor</text:p>
      <text:p text:style-name="P1">Sabe o final também</text:p>
      <text:p text:style-name="P1">Tem o não a seu dispor</text:p>
      <text:p text:style-name="P1">Tem o sim a seu favor</text:p>
      <text:p text:style-name="P1">Te atende no seu quarto</text:p>
      <text:p text:style-name="P1">De joelhos a orar</text:p>
      <text:p text:style-name="P1">No silêncio das palavras</text:p>
      <text:p text:style-name="P1">Que não sabe expressar</text:p>
      <text:p text:style-name="P1">O segredo é confiar</text:p>
      <text:p text:style-name="P1">É saber quem é poder</text:p>
      <text:p text:style-name="P1">Sobre a morte a sua vida</text:p>
      <text:p text:style-name="P1">Ele estabeleceu</text:p>
      <text:p text:style-name="P1"/>
      <text:p text:style-name="P1">*** Não há caso impossível, para o seu senhor</text:p>
      <text:p text:style-name="P1">Ele trata, ele sara todas as feridas</text:p>
      <text:p text:style-name="P1">Não importa se o homem te desenganou</text:p>
      <text:p text:style-name="P1">Determinando o tempo para a sua vida</text:p>
      <text:p text:style-name="P1">A palavra de Deus é a que prevalece</text:p>
      <text:p text:style-name="P1">Até a morte lhe obedece</text:p>
      <text:p text:style-name="P1">Abrace o seu milagre com louvor</text:p>
      <text:p text:style-name="P1">Não há caso impossível para o seu senhor</text:p>
      <text:p text:style-name="P1">Seu poder está além de toda medicina</text:p>
      <text:p text:style-name="P1">Não importa se o seu recurso acabou</text:p>
      <text:p text:style-name="P1">Somente pela graça ele te examina</text:p>
      <text:p text:style-name="P1">Vai confundir os homens por amar você</text:p>
      <text:p text:style-name="P1">Quem te viu e quem te vê</text:p>
      <text:p text:style-name="P1">Deixa Deus curar você</text:p>
      <text:p text:style-name="P1"><draw:custom-shape text:anchor-type="paragraph" draw:z-index="0" draw:style-name="gr1" draw:text-style-name="P4" svg:width="0.424cm" svg:height="2.303cm" svg:x="10.991cm" svg:y="0.48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gr2" draw:text-style-name="P6" svg:width="0.636cm" svg:height="2.564cm" svg:x="11.705cm" svg:y="0.434cm"><draw:text-box><text:p text:style-name="P5"><text:span text:style-name="T3">2x</text:span></text:p><text:p text:style-name="P5"><text:span text:style-name="T3">F</text:span></text:p><text:p text:style-name="P5"><text:span text:style-name="T3">I</text:span></text:p><text:p text:style-name="P5"><text:span text:style-name="T3">N</text:span></text:p><text:p text:style-name="P5"><text:span text:style-name="T3">A</text:span></text:p><text:p text:style-name="P5"><text:span text:style-name="T3">L</text:span></text:p></draw:text-box></draw:frame></text:p>
      <text:p text:style-name="P1">Não existe impossível para ele</text:p>
      <text:p text:style-name="P1">Tudo está no seu controle tudo dele</text:p>
      <text:p text:style-name="P1">Não importa o tamanho da sua dor</text:p>
      <text:p text:style-name="P1">Não há lei de gravidade para o seu Senhor</text:p>
      <text:p text:style-name="P3"><text:span text:style-name="T2">Deus No Controle </text:span><text:tab/><text:span text:style-name="T1">Ministério Flordelis</text:span> [ 20 ]</text:p>
      <text:p text:style-name="P1">Deixa Deus curar você</text:p>
      <text:p text:style-name="P1">Ele entende o seu choro</text:p>
      <text:p text:style-name="P1">Te decifra em um olhar</text:p>
      <text:p text:style-name="P1">Ele sabe muito bem a origem de uma dor</text:p>
      <text:p text:style-name="P1">Sabe o final também</text:p>
      <text:p text:style-name="P1">Tem o não a seu dispor</text:p>
      <text:p text:style-name="P1">Tem o sim a seu favor</text:p>
      <text:p text:style-name="P1">Te atende no seu quarto</text:p>
      <text:p text:style-name="P1">De joelhos a orar</text:p>
      <text:p text:style-name="P1">No silêncio das palavras</text:p>
      <text:p text:style-name="P1">Que não sabe expressar</text:p>
      <text:p text:style-name="P1">O segredo é confiar</text:p>
      <text:p text:style-name="P1">É saber quem é poder</text:p>
      <text:p text:style-name="P1">Sobre a morte a sua vida</text:p>
      <text:p text:style-name="P1">Ele estabeleceu</text:p>
      <text:p text:style-name="P1"/>
      <text:p text:style-name="P1">*** Não há caso impossível, para o seu senhor</text:p>
      <text:p text:style-name="P1">Ele trata, ele sara todas as feridas</text:p>
      <text:p text:style-name="P1">Não importa se o homem te desenganou</text:p>
      <text:p text:style-name="P1">Determinando o tempo para a sua vida</text:p>
      <text:p text:style-name="P1">A palavra de Deus é a que prevalece</text:p>
      <text:p text:style-name="P1">Até a morte lhe obedece</text:p>
      <text:p text:style-name="P1">Abrace o seu milagre com louvor</text:p>
      <text:p text:style-name="P1">Não há caso impossível para o seu senhor</text:p>
      <text:p text:style-name="P1">Seu poder está além de toda medicina</text:p>
      <text:p text:style-name="P1">Não importa se o seu recurso acabou</text:p>
      <text:p text:style-name="P1">Somente pela graça ele te examina</text:p>
      <text:p text:style-name="P1">Vai confundir os homens por amar você</text:p>
      <text:p text:style-name="P1">Quem te viu e quem te vê</text:p>
      <text:p text:style-name="P1">Deixa Deus curar você</text:p>
      <text:p text:style-name="P1"><draw:custom-shape text:anchor-type="paragraph" draw:z-index="2" draw:style-name="gr1" draw:text-style-name="P4" svg:width="0.424cm" svg:height="2.303cm" svg:x="10.991cm" svg:y="0.48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2" draw:text-style-name="P6" svg:width="0.636cm" svg:height="2.564cm" svg:x="11.705cm" svg:y="0.434cm"><draw:text-box><text:p text:style-name="P5"><text:span text:style-name="T3">2x</text:span></text:p><text:p text:style-name="P5"><text:span text:style-name="T3">F</text:span></text:p><text:p text:style-name="P5"><text:span text:style-name="T3">I</text:span></text:p><text:p text:style-name="P5"><text:span text:style-name="T3">N</text:span></text:p><text:p text:style-name="P5"><text:span text:style-name="T3">A</text:span></text:p><text:p text:style-name="P5"><text:span text:style-name="T3">L</text:span></text:p></draw:text-box></draw:frame></text:p>
      <text:p text:style-name="P1">Não existe impossível para ele</text:p>
      <text:p text:style-name="P1">Tudo está no seu controle tudo dele</text:p>
      <text:p text:style-name="P1">Não importa o tamanho da sua dor</text:p>
      <text:p text:style-name="P1">Não há lei de gravidade para o seu Senho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28:21.790217302</dc:date>
    <meta:editing-cycles>10</meta:editing-cycles>
    <meta:editing-duration>PT16M41S</meta:editing-duration>
    <meta:generator>LibreOffice/4.4.6.3$Linux_X86_64 LibreOffice_project/40m0$Build-3</meta:generator>
    <meta:document-statistic meta:table-count="0" meta:image-count="0" meta:object-count="0" meta:page-count="1" meta:paragraph-count="68" meta:word-count="408" meta:character-count="1962" meta:non-whitespace-character-count="1620"/>
  </office:meta>
</office:document-meta>
</file>